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59</text:p>
      <text:p text:style-name="Standard"/>
      <text:p text:style-name="Standard">Demandeur : GAEC DE LANDEBY</text:p>
      <text:p text:style-name="Standard">Adresse : 11 ROUTE DE COZ CASTEL<text:line-break/>22500 PAIMPOL</text:p>
      <text:p text:style-name="Standard">Cédant : HENRY Romai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OUBAZLANEC</text:p>
      <text:p text:style-name="Standard"/>
      <text:p text:style-name="Standard"/>
      <text:p text:style-name="Standard"/>
      <text:p text:style-name="P1">Dossier n° : C22250359</text:p>
      <text:p text:style-name="P1"/>
      <text:p text:style-name="P1">Demandeur : GAEC DE LANDEBY</text:p>
      <text:p text:style-name="P1">Adresse : 11 ROUTE DE COZ CASTEL<text:line-break/>22500 PAIMPOL</text:p>
      <text:p text:style-name="P1">Cédant : HENRY Romai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OUBAZLANEC</text:p>
      <text:p text:style-name="P1"/>
      <text:p text:style-name="P1"/>
      <text:p text:style-name="P1">Parcelles : ZC262 - ZC318 - ZC261A - ZC261B</text:p>
      <text:p text:style-name="P1">Superficie : 3,2979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